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4d4" officeooo:paragraph-rsid="001b44d4"/>
    </style:style>
    <style:style style:name="P2" style:family="paragraph" style:parent-style-name="Standard">
      <style:text-properties officeooo:rsid="001b44d4" officeooo:paragraph-rsid="001d3823"/>
    </style:style>
    <style:style style:name="P3" style:family="paragraph" style:parent-style-name="Standard">
      <style:text-properties officeooo:rsid="001d3823" officeooo:paragraph-rsid="001d3823"/>
    </style:style>
    <style:style style:name="P4" style:family="paragraph" style:parent-style-name="Standard">
      <style:text-properties officeooo:rsid="001d3823" officeooo:paragraph-rsid="001f302d"/>
    </style:style>
    <style:style style:name="P5" style:family="paragraph" style:parent-style-name="Standard">
      <style:text-properties officeooo:rsid="0020a954" officeooo:paragraph-rsid="001f302d"/>
    </style:style>
    <style:style style:name="P6" style:family="paragraph" style:parent-style-name="Standard">
      <style:text-properties officeooo:rsid="0020a954" officeooo:paragraph-rsid="0020a954"/>
    </style:style>
    <style:style style:name="P7" style:family="paragraph" style:parent-style-name="Standard">
      <style:text-properties officeooo:rsid="0021db7f" officeooo:paragraph-rsid="0021db7f"/>
    </style:style>
    <style:style style:name="P8" style:family="paragraph" style:parent-style-name="Standard">
      <style:text-properties officeooo:rsid="0021db7f" officeooo:paragraph-rsid="0024e6c2"/>
    </style:style>
    <style:style style:name="P9" style:family="paragraph" style:parent-style-name="Standard">
      <style:text-properties officeooo:rsid="0022ac49" officeooo:paragraph-rsid="0022ac49"/>
    </style:style>
    <style:style style:name="P10" style:family="paragraph" style:parent-style-name="Standard">
      <style:text-properties officeooo:rsid="001d3823" officeooo:paragraph-rsid="001d3823"/>
    </style:style>
    <style:style style:name="P11" style:family="paragraph" style:parent-style-name="Standard">
      <style:text-properties officeooo:rsid="0024e6c2" officeooo:paragraph-rsid="0024e6c2"/>
    </style:style>
    <style:style style:name="T1" style:family="text">
      <style:text-properties officeooo:rsid="001b44d4"/>
    </style:style>
    <style:style style:name="T2" style:family="text">
      <style:text-properties officeooo:rsid="001d3823"/>
    </style:style>
    <style:style style:name="T3" style:family="text">
      <style:text-properties officeooo:rsid="001f302d"/>
    </style:style>
    <style:style style:name="T4" style:family="text">
      <style:text-properties officeooo:rsid="0020d886"/>
    </style:style>
    <style:style style:name="T5" style:family="text">
      <style:text-properties officeooo:rsid="0021f8ed"/>
    </style:style>
    <style:style style:name="T6" style:family="text">
      <style:text-properties officeooo:rsid="00227f1c"/>
    </style:style>
    <style:style style:name="T7" style:family="text">
      <style:text-properties officeooo:rsid="00230094"/>
    </style:style>
    <style:style style:name="T8" style:family="text">
      <style:text-properties officeooo:rsid="0024e6c2"/>
    </style:style>
    <style:style style:name="T9" style:family="text">
      <style:text-properties officeooo:rsid="0025d6cc"/>
    </style:style>
    <style:style style:name="T10" style:family="text">
      <style:text-properties officeooo:rsid="0026a470"/>
    </style:style>
    <style:style style:name="T11" style:family="text">
      <style:text-properties officeooo:rsid="0027c2f8"/>
    </style:style>
    <style:style style:name="T12" style:family="text">
      <style:text-properties officeooo:rsid="002aaf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)</text:p>
      <text:p text:style-name="Standard"><text:span text:style-name="T1"><text:tab/></text:span>00,04:<text:tab/><text:tab/>li a0,4228</text:p>
      <text:p text:style-name="Standard"><text:tab/>08,0C:<text:tab/><text:tab/>li a1,2114</text:p>
      <text:p text:style-name="Standard"><text:tab/>10:<text:tab/><text:tab/>j resta</text:p>
      <text:p text:style-name="Standard"><text:tab/>14:<text:tab/><text:tab/>fin: beq zero, zero, fin</text:p>
      <text:p text:style-name="Standard"><text:tab/>18:<text:tab/><text:tab/>resta: sub a0,a0,a1</text:p>
      <text:p text:style-name="Standard"><text:tab/>1C.<text:tab/><text:tab/>beq a0,zero, fin</text:p>
      <text:p text:style-name="Standard"><text:tab/>20:<text:tab/><text:tab/>sigo: j resta</text:p>
      <text:p text:style-name="P1"/>
      <text:p text:style-name="P1">a)<text:tab/>Las etiquetas se encuentran en las siguientes posiciones:</text:p>
      <text:p text:style-name="P1"><text:tab/>fin: 0x14</text:p>
      <text:p text:style-name="P1"><text:tab/>resta: 0x18</text:p>
      <text:p text:style-name="P1"><text:tab/>sigo: 0x20</text:p>
      <text:p text:style-name="P1"/>
      <text:p text:style-name="P2">b)<text:tab/><text:span text:style-name="T2">Para calcular el desplazamiento debemos calcular la resta entre la posición de la etiqueta y la <text:tab/>posición de la instrucción:</text:span></text:p>
      <text:p text:style-name="P3"><text:s/></text:p>
      <text:p text:style-name="P1"><text:tab/>10: j resta = j <text:span text:style-name="T2">18</text:span>-10 = j <text:span text:style-name="T2">8</text:span></text:p>
      <text:p text:style-name="P1"><text:tab/>14: beq zero, zero, fin = beq zero, zero, 14-14 = beq zer,zero,0 </text:p>
      <text:p text:style-name="P2"><text:tab/><text:span text:style-name="T2">1C: beq a0,zero, fin = beq a0,zero, 14-1C = beq a0,zero,-8 <text:s/></text:span></text:p>
      <text:p text:style-name="P2"><text:tab/>20: j resta <text:span text:style-name="T2">= </text:span>j <text:span text:style-name="T2">18-20 = j -8</text:span></text:p>
      <text:p text:style-name="P3"/>
      <text:p text:style-name="P3">c)<text:tab/>Para la instrucción li podemos usar cualquier inmediato de tamaño menor igual al de una <text:tab/>palabra, es decir 32 bits. Esto nos permite representar desde el -2147483648 hasta el <text:tab/>2147483647 en complemento a 2. Para la instrucción addi solo podemos usar inmediatos de <text:tab/>hasta 12 bits, <text:span text:style-name="T3">ya que es el espacio disponible en la instrucción de maquina para el inmediato.<text:line-break/><text:line-break/>d)<text:tab/>Cuando los valores inmediatos no son representables en 12 bits la instrucción </text:span><text:span text:style-name="T11">li</text:span><text:span text:style-name="T3"> se divide en <text:tab/>dos. Primero carga los 20 bits superiores del inmediato con la instrucción lui y luego le suma <text:tab/>los 12 bits inferiores con la instrucción addi, por eso las primeras 2 instrucciones ocupan dos <text:tab/>palabras y no una. Ej:</text:span></text:p>
      <text:p text:style-name="P3"><text:tab/></text:p>
      <text:p text:style-name="P4"><text:tab/>li a0,4228 <text:span text:style-name="T3">= li a0,0x1084<text:line-break/><text:tab/>se guarda como:</text:span></text:p>
      <text:p text:style-name="P4"><text:tab/><text:span text:style-name="T3">lui a0,0x1</text:span></text:p>
      <text:p text:style-name="P4"><text:tab/><text:span text:style-name="T3">addi a0,a0,0x084</text:span></text:p>
      <text:p text:style-name="P4"/>
      <text:p text:style-name="P7">e) <text:tab/><text:span text:style-name="T5">El valor final de a1 es 2114 </text:span><text:span text:style-name="T12">(0x842)</text:span><text:span text:style-name="T5">, esto ya que luego de la instrucción li a1,2114 no hay <text:tab/>otra instrucción <text:s/>que modifique el valor del registro a1, por lo que el valor se mantiene hasta <text:tab/>el final de la ejecución. </text:span></text:p>
      <text:p text:style-name="P7"/>
      <text:p text:style-name="P8">f)<text:tab/>El<text:span text:style-name="T8"> valor final del pc 14, ya que la instrucción en esa dirección es “beq zero,zero,0”</text:span></text:p>
      <text:p text:style-name="P11"><text:tab/>la condición de salto es tautologica, ya que pide 0==0 y la instrucción salta a si misma, por <text:tab/>lo que el programa se queda saltando constantemente a la misma posición. <text:s/></text:p>
      <text:p text:style-name="P7"/>
      <text:p text:style-name="P7">g)<text:tab/><text:span text:style-name="T7">El pc sigue la siguiente secuencia:</text:span></text:p>
      <text:p text:style-name="P9"><text:tab/><text:span text:style-name="T10">PC:<text:tab/></text:span>00,04,08,0C,10,18,1C,20,18,1C,14,14,14,…<text:span text:style-name="T9"> </text:span></text:p>
      <text:p text:style-name="P5"><text:tab/><text:span text:style-name="T10">Como el valor inicial de a0 es dos veces el de a1, luego de pasar dos veces por la instrucción <text:tab/>de re</text:span><text:span text:style-name="T11">s</text:span><text:span text:style-name="T10">ta el valor de a0 es 0 y se cumple la condición de branch que salta a la etiqueta fin, <text:tab/>donde el programa se queda </text:span><text:span text:style-name="T11">saltando siempre a la misma posición.</text:span><text:span text:style-name="T10"> </text:span></text:p>
      <text:p text:style-name="P6"/>
      <text:p text:style-name="P6"><text:soft-page-break/>h) <text:tab/><text:span text:style-name="T4">P</text:span>odemos dividir un numero por 2 en una sol<text:span text:style-name="T6">a</text:span> instrucción haciendo un <text:span text:style-name="T6">desplazamiento</text:span> a la <text:tab/>derecha. En binario esto tiene el efecto de dividir por 2. </text:p>
      <text:p text:style-name="P6"><text:tab/>Remplazamos la instrucción por srai a1,a0,1. <text:span text:style-name="T6">E</text:span>sta carga en a1 el resultado de desplazar a0 <text:tab/><text:span text:style-name="T11">un</text:span> bit hacia la derecha manteniendo el sig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6:16:39.678771267</meta:creation-date>
    <dc:date>2024-10-14T21:41:35.356244286</dc:date>
    <meta:editing-duration>PT5H34M2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434" meta:character-count="2411" meta:non-whitespace-character-count="1948"/>
  </office:meta>
</office:document-meta>
</file>